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Demibold Italic" svg:font-family="'Lucida Sans Demibold Italic'" style:font-family-generic="swiss" style:font-pitch="variable"/>
    <style:font-face style:name="Lucida Sans Regular" svg:font-family="'Lucida Sans Regula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Lucida Sans Regular" fo:font-size="10pt" style:font-size-asian="10pt" style:font-size-complex="10pt"/>
    </style:style>
    <style:style style:name="T1" style:family="text">
      <style:text-properties officeooo:rsid="00007be1"/>
    </style:style>
    <style:style style:name="T2" style:family="text">
      <style:text-properties officeooo:rsid="0001cd4d"/>
    </style:style>
    <style:style style:name="T3" style:family="text">
      <style:text-properties style:font-name="Calibri" officeooo:rsid="0001cd4d"/>
    </style:style>
    <style:style style:name="T4" style:family="text">
      <style:text-properties style:font-name="Calibri" officeooo:rsid="0002b1b0"/>
    </style:style>
    <style:style style:name="T5" style:family="text">
      <style:text-properties style:font-name="Calibri" officeooo:rsid="00039de1"/>
    </style:style>
    <style:style style:name="T6" style:family="text">
      <style:text-properties style:font-name="Calibri" officeooo:rsid="0004eef4"/>
    </style:style>
    <style:style style:name="T7" style:family="text">
      <style:text-properties officeooo:rsid="00042ede"/>
    </style:style>
    <style:style style:name="T8" style:family="text">
      <style:text-properties officeooo:rsid="0005fbf8"/>
    </style:style>
    <style:style style:name="T9" style:family="text">
      <style:text-properties style:font-name="Calibri"/>
    </style:style>
    <style:style style:name="T10" style:family="text">
      <style:text-properties style:font-name="Calibri" officeooo:rsid="0005fbf8"/>
    </style:style>
    <style:style style:name="T11" style:family="text">
      <style:text-properties style:font-name="Lucida Sans Demibold Italic"/>
    </style:style>
    <style:style style:name="T12" style:family="text">
      <style:text-properties style:font-name="Lucida Sans Regular"/>
    </style:style>
    <style:style style:name="T13" style:family="text">
      <style:text-properties style:font-name="Lucida Sans Regular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According to the video, how many instructions are there for the x14 chip?</text:p>
      <text:p text:style-name="Standard">35 instructions</text:p>
      <text:p text:style-name="Standard"/>
      <text:p text:style-name="Standard">2) How many bits are there for the opcode for</text:p>
      <text:p text:style-name="Standard"><text:s text:c="5"/>a) byte oriented instructions</text:p>
      <text:p text:style-name="Standard"><text:tab/>6</text:p>
      <text:p text:style-name="Standard"><text:s text:c="5"/>b) bit oriented instructions</text:p>
      <text:p text:style-name="Standard"><text:span text:style-name="T1"><text:tab/></text:span><text:span text:style-name="T2">4</text:span></text:p>
      <text:p text:style-name="Standard">c) for the CALL and GOTO instructions</text:p>
      <text:p text:style-name="Standard"><text:span text:style-name="T1"><text:tab/></text:span><text:span text:style-name="T2">3</text:span></text:p>
      <text:p text:style-name="Standard"/>
      <text:p text:style-name="Standard">3) How does the chip decode the opcode for a given instruction? That is, given an instruction, how does the chip figure out if it is a byte oriented, bit oriented, literal or goto/call instruction? You'll need to refer to the technical reference manual. </text:p>
      <text:p text:style-name="Standard"/>
      <text:p text:style-name="Standard">4) For byte oriented instructions, what's the difference between specifying a 'w' or 'f' after the operand?</text:p>
      <text:p text:style-name="Standard"><text:span text:style-name="T1"><text:tab/></text:span><text:span text:style-name="T3">The 'w' or 'f' after the operand </text:span><text:span text:style-name="T4">signifies if you want to place the resulting byte in the W register (for 'w') or the file register that it originated from (for 'f').</text:span></text:p>
      <text:p text:style-name="Standard"/>
      <text:p text:style-name="Standard">5) What happens if you don't specify a 'w' or 'f' after the operand in a byte oriented instruction?</text:p>
      <text:p text:style-name="Standard"><text:span text:style-name="T1"><text:tab/></text:span><text:span text:style-name="T4">If neither a 'w' or 'f' is specified in a byte oriented instruction, then the destination will be the originating file register.</text:span></text:p>
      <text:p text:style-name="P1"/>
      <text:p text:style-name="Standard">6) The 2K range for goto/call instructions is too restrictive. I wish to design to a chip using the x14 instruction set and architecture that can handle bigger programs (for example, up to 8K). Is this possible? Explain your answer.</text:p>
      <text:p text:style-name="Standard"><text:span text:style-name="T1"><text:tab/></text:span><text:span text:style-name="T6">No, offset addressing or a different architecture is the only way to handle a larger range for call/goto instructions.</text:span></text:p>
      <text:p text:style-name="Standard"/>
      <text:p text:style-name="Standard">7) What flags exist in the 16F628? Where are they located?</text:p>
      <text:p text:style-name="Standard"><text:span text:style-name="T1"><text:tab/></text:span><text:span text:style-name="T4">Zero ('Z') flag, digit carry (DC) flag, and carry (C) flag. </text:span><text:span text:style-name="T5">They are located in the STATUS file register.</text:span></text:p>
      <text:p text:style-name="Standard"/>
      <text:p text:style-name="Standard">8) What is the DC flag used for? Please don't quote the reference manual (0 points); given me a practical application (this will take some thought or research).</text:p>
      <text:p text:style-name="Standard"><text:span text:style-name="T1"><text:tab/></text:span><text:span text:style-name="T7">The DC flag is used to see if an operation performed resulted in a carry or borrow from the lower nibbles.</text:span></text:p>
      <text:p text:style-name="Standard"><text:span text:style-name="T7"><text:tab/>Practical application: BCD. In</text:span></text:p>
      <text:p text:style-name="Standard"/>
      <text:p text:style-name="Standard">9) What is the difference between RETURN and RETLW?</text:p>
      <text:p text:style-name="Standard"><text:span text:style-name="T1"><text:tab/></text:span><text:span text:style-name="T10">While both the RETURN and RETLW instructions returns from a subroutine that has been CALLed, RETLW returns with a literal value in the W register.</text:span></text:p>
      <text:p text:style-name="Standard"/>
      <text:p text:style-name="Standard"><text:span text:style-name="T1">10) I have written three subroutines: doThis, doThat, doTheOther. I want to call doThis if PORTB pin 3 is set, <text:s/>otherwise call doThat. I want to cal</text:span><text:span text:style-name="T8">l</text:span><text:span text:style-name="T1"> doTheOther in either case. Write the code fragment to accomplish this.</text:span></text:p>
      <text:p text:style-name="P2"><text:tab/><text:tab/><text:tab/><text:span text:style-name="T13">BTFSC <text:tab/>PORTB, 3</text:span></text:p>
      <text:p text:style-name="P3"><text:tab/><text:tab/><text:tab/>GOTO<text:tab/><text:tab/>pinSet</text:p>
      <text:p text:style-name="P3"><text:soft-page-break/><text:tab/><text:tab/><text:tab/>GOTO<text:tab/><text:tab/>pinClear</text:p>
      <text:p text:style-name="P3"><text:tab/></text:p>
      <text:p text:style-name="P3"><text:tab/>pinSet<text:tab/><text:tab/>CALL<text:tab/><text:tab/>doThis</text:p>
      <text:p text:style-name="P3"><text:tab/><text:tab/><text:tab/>GOTO <text:tab/>finally</text:p>
      <text:p text:style-name="P3"><text:tab/>pinClear<text:tab/>CALL<text:tab/><text:tab/>doThat</text:p>
      <text:p text:style-name="P3"><text:tab/>finally<text:tab/><text:tab/>CALL<text:tab/><text:tab/>doTheOther</text:p>
      <text:p text:style-name="Standard"/>
      <text:p text:style-name="Standard">11) What is a Watch Dog Timer?</text:p>
      <text:p text:style-name="Standard"><text:tab/><text:span text:style-name="T9">A watch dog timer is a timer used to detect if a device is running correctly. The watch dog timer is a countdown timer, where if it reaches 0, it will create a signal stating that the device timed out. That signal is often used to perform a hard reset on the device. The watch dog timer itself is reset to its initial value every so often in normal computer operation.</text:span></text:p>
      <text:p text:style-name="Standard"/>
      <text:p text:style-name="Standard">12) What breed is the Watch Dog for the Watch Dog Timer?</text:p>
      <text:p text:style-name="Standard"><text:tab/><text:span text:style-name="T9">Anatolian Shepherd</text:span></text:p>
      <text:p text:style-name="Standard"/>
      <text:p text:style-name="Standard">13) PORTA and PORTB each have 8 pins. NOT all of these pins perform I/O. Which ones do not? What are these pins functions?</text:p>
      <text:p text:style-name="Standard"><text:tab/><text:span text:style-name="T9">RA5 on PORTA does not operate as I/O. This pin only allows input (as it contains no output drivers), functioning as a reset pin.</text:span></text:p>
      <text:p text:style-name="Standard"/>
      <text:p text:style-name="Standard">14) You have been instructed to include the following lines in all your programs:</text:p>
      <text:p text:style-name="Standard"/>
      <text:p text:style-name="Standard"><text:s text:c="5"/>movlw <text:s text:c="3"/>0x07</text:p>
      <text:p text:style-name="Standard"><text:s text:c="5"/>movwf <text:s text:c="3"/>CMCON <text:s text:c="11"/>;turn comparators off (make it like a 16F84)</text:p>
      <text:p text:style-name="Standard"><text:s text:c="5"/></text:p>
      <text:p text:style-name="Standard"><text:s/>Why should you include these lines? What is a comparator?</text:p>
      <text:p text:style-name="Standard"><text:tab/><text:span text:style-name="T9">They should be used to turn off the comparators. A comparator is a device that compares the voltage of two inputs and outputs a signal for the larger one. The comparators should be turned off because otherwise the pins wouldn't be able to be used correctly for input and outp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Demibold Italic" svg:font-family="'Lucida Sans Demibold Italic'" style:font-family-generic="swiss" style:font-pitch="variable"/>
    <style:font-face style:name="Lucida Sans Regular" svg:font-family="'Lucida Sans Regula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1-29T08:07:11.71</meta:creation-date>
    <dc:date>2014-01-29T12:18:30</dc:date>
    <meta:editing-duration>PT02H15M48S</meta:editing-duration>
    <meta:editing-cycles>6</meta:editing-cycles>
    <meta:generator>NeoOffice/3.4$Unix OpenOffice.org_project/Patch 0</meta:generator>
    <meta:document-statistic meta:table-count="0" meta:image-count="0" meta:object-count="0" meta:page-count="2" meta:paragraph-count="44" meta:word-count="636" meta:character-count="3610"/>
  </office:meta>
</office:document-meta>
</file>